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4.7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C100S_FPGA_CL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1C100S_FPGA_RW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C100S_FPGA_DC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PGA_Conf_ASD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PGA_Conf_n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PGA_Conf_CLK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GA_Conf_Dat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IN_CLOCK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OWERUP_DELA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PGA_EEPROM_SD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PGA_EEPROM_SCL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PGA_BACKLIGHT_PWM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DC1_ENCB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DC1_D7A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DC1_D6A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DC1_D5A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DC1_D4A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DC1_D3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ADC1_D2A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DC1_D1A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ADC1_D0A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ADC1_D0B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DC1_D1B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ADC1_D2B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ADC1_D3B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ADC1_D4B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ADC1_D5B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DC1_D6B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C1_D7B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ADC1_ENCA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ADC2_ENCB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ADC2_D7A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ADC2_D6A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ADC2_D5A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ADC2_D4A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ADC2_D3A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ADC2_D2A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ADC2_D1A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DC2_D0A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ADC2_D0B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DC2_D1B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DC2_D2B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ADC2_D3B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ADC2_D4B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ADC2_D5B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ADC2_D6B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DC2_D7B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DC2_ENCA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ADC2_OFFSET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DC1_OFFSET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NALOG1_RELAIS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ANALOG1_RELAIS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NALOG2_RELAIS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ANALOG1_RELAIS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NALOG2_RELAIS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NALOG2_RELAIS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ANALOG1_AC_DC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ANALOG2_AC_DC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1KHZ_CALIB_SIG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F1C100S_FPGA_DB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F1C100S_FPGA_DB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F1C100S_FPGA_DB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F1C100S_FPGA_DB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F1C100S_FPGA_DB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F1C100S_FPGA_DB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F1C100S_FPGA_DB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F1C100S_FPGA_DB7</text:p>
          </table:table-cell>
        </table:table-row>
        <table:table-row table:style-name="ro2" table:number-rows-repeated="1048201">
          <table:table-cell table:number-columns-repeated="3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pin</text:p>
          </table:table-cell>
          <table:table-cell table:style-name="ce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42:02.165190211</meta:creation-date>
    <dc:date>2022-02-17T09:42:53.327987845</dc:date>
    <meta:editing-duration>PT51S</meta:editing-duration>
    <meta:editing-cycles>1</meta:editing-cycles>
    <meta:document-statistic meta:table-count="1" meta:cell-count="240" meta:object-count="0"/>
    <meta:generator>LibreOffice/6.4.7.2$Linux_X86_64 LibreOffice_project/40$Build-2</meta:generator>
  </office:meta>
</office:document-meta>
</file>